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Bean.ge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Bean.addField( FieldInfo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Bean.setGroup(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Bean.addConstructor( ConstructorInfo constru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agedBean.getOp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Bea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Bean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Bea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Bean.setDomain(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Bea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anagedBean.addNotification( NotificationInfo notif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nagedBean.get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Bean.getNotifi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Bean.Managed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nagedBean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d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Bean.create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Bean.ge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Bean.createMBean( Object instanc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ManagedBean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dBean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dBean.ge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dBean.addOperation( OperationInfo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agedBean.addAttribute( AttributeInfo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agedBean.createMBeanInfo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ManagedBea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